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ccff" draw:textarea-horizontal-align="justify" draw:textarea-vertical-align="middle" draw:auto-grow-height="false" fo:min-height="20.75cm" fo:min-width="27.5cm"/>
    </style:style>
    <style:style style:name="gr2" style:family="graphic" style:parent-style-name="standard">
      <style:graphic-properties draw:fill-color="#ff9999" draw:textarea-horizontal-align="justify" draw:textarea-vertical-align="middle" draw:auto-grow-height="false" fo:min-height="13.466cm" fo:min-width="13.089cm"/>
    </style:style>
    <style:style style:name="gr3" style:family="graphic" style:parent-style-name="standard">
      <style:graphic-properties draw:fill-color="#66ff99" draw:textarea-horizontal-align="justify" draw:textarea-vertical-align="middle" draw:auto-grow-height="false" fo:min-height="5.084cm" fo:min-width="5.778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3.636cm" fo:min-width="4.959cm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2.036cm" fo:min-width="3.415cm"/>
    </style:style>
    <style:style style:name="gr6" style:family="graphic" style:parent-style-name="standard">
      <style:graphic-properties draw:fill-color="#66ff99" draw:textarea-horizontal-align="justify" draw:textarea-vertical-align="middle" draw:auto-grow-height="false" fo:min-height="5.033cm" fo:min-width="5.698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3.598cm" fo:min-width="4.888cm"/>
    </style:style>
    <style:style style:name="gr8" style:family="graphic" style:parent-style-name="standard">
      <style:graphic-properties draw:fill-color="#b2b2b2" draw:textarea-horizontal-align="justify" draw:textarea-vertical-align="middle" draw:auto-grow-height="false" fo:min-height="2.014cm" fo:min-width="3.366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3.636cm" fo:min-width="4.958cm"/>
    </style:style>
    <style:style style:name="gr10" style:family="graphic" style:parent-style-name="standard">
      <style:graphic-properties draw:fill-color="#b2b2b2" draw:textarea-horizontal-align="justify" draw:textarea-vertical-align="middle" draw:auto-grow-height="false" fo:min-height="2.036cm" fo:min-width="3.414cm"/>
    </style:style>
    <style:style style:name="gr11" style:family="graphic" style:parent-style-name="standard">
      <style:graphic-properties draw:fill-color="#66ff99" draw:textarea-horizontal-align="justify" draw:textarea-vertical-align="middle" draw:auto-grow-height="false" fo:min-height="5.084cm" fo:min-width="5.779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3.484cm" fo:min-width="4.958cm"/>
    </style:style>
    <style:style style:name="gr13" style:family="graphic" style:parent-style-name="standard">
      <style:graphic-properties draw:fill-color="#b2b2b2" draw:textarea-horizontal-align="justify" draw:textarea-vertical-align="middle" draw:auto-grow-height="false" fo:min-height="1.947cm" fo:min-width="3.414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00cc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end"/>
    </style:style>
    <style:style style:name="P5" style:family="paragraph">
      <loext:graphic-properties draw:fill-color="#ff9999"/>
      <style:paragraph-properties fo:text-align="start"/>
    </style:style>
    <style:style style:name="P6" style:family="paragraph">
      <loext:graphic-properties draw:fill-color="#ff9999"/>
      <style:paragraph-properties fo:text-align="end"/>
    </style:style>
    <style:style style:name="P7" style:family="paragraph">
      <loext:graphic-properties draw:fill-color="#66ff99"/>
      <style:paragraph-properties fo:text-align="end"/>
    </style:style>
    <style:style style:name="P8" style:family="paragraph">
      <loext:graphic-properties draw:fill-color="#ffff99"/>
      <style:paragraph-properties fo:text-align="end"/>
    </style:style>
    <style:style style:name="P9" style:family="paragraph">
      <loext:graphic-properties draw:fill-color="#b2b2b2"/>
      <style:paragraph-properties fo:text-align="center"/>
    </style:style>
    <style:style style:name="P10" style:family="paragraph">
      <loext:graphic-properties draw:fill-color="#ffff99"/>
      <style:paragraph-properties fo:text-align="end"/>
      <style:text-properties style:text-underline-style="solid" style:text-underline-width="auto" style:text-underline-color="font-color"/>
    </style:style>
    <style:style style:name="P11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8cm" svg:height="21cm" svg:x="0cm" svg:y="-0.426cm">
          <text:p text:style-name="P1">ServerLayout= SL_2G_6M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3.589cm" svg:height="13.716cm" svg:x="0.381cm" svg:y="0.762cm">
          <text:p text:style-name="P3">GPU-Primary (PCI:1)</text:p>
          <text:p text:style-name="P3">TOP GPU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3.589cm" svg:height="13.716cm" svg:x="13.97cm" svg:y="0.762cm">
          <text:p text:style-name="P4">GPU-Secondary (PCI:2)</text:p>
          <text:p text:style-name="P4">Bottom GPU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g>
          <draw:custom-shape draw:style-name="gr3" draw:text-style-name="P7" draw:layer="layout" svg:width="6.278cm" svg:height="5.334cm" svg:x="14.608cm" svg:y="7.366cm">
            <text:p text:style-name="P4">CR_screen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8" draw:layer="layout" svg:width="5.459cm" svg:height="3.886cm" svg:x="14.978cm" svg:y="8.382cm">
              <text:p text:style-name="P4"><text:span text:style-name="T1">(DVI-D-0)CR_device</text:span></text:p>
              <text:p text:style-name="P1"/>
              <text:p text:style-name="P1"/>
              <text:p text:style-name="P1"/>
              <text:p text:style-name="P1"><text:s/></text:p>
              <draw:enhanced-geometry svg:viewBox="0 0 21600 21600" draw:type="rectangle" draw:enhanced-path="M 0 0 L 21600 0 21600 21600 0 21600 0 0 Z N"/>
            </draw:custom-shape>
            <draw:custom-shape draw:style-name="gr5" draw:text-style-name="P9" draw:layer="layout" svg:width="3.915cm" svg:height="2.286cm" svg:x="15.48cm" svg:y="9.728cm">
              <text:p text:style-name="P1">CR_monitor</text:p>
              <text:p text:style-name="P1"><text:span text:style-name="T2">primary</text:span> 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" draw:text-style-name="P7" draw:layer="layout" svg:width="6.198cm" svg:height="5.283cm" svg:x="14.608cm" svg:y="1.778cm">
            <text:p text:style-name="P4">TR_screen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7" draw:text-style-name="P10" draw:layer="layout" svg:width="5.388cm" svg:height="3.848cm" svg:x="14.891cm" svg:y="2.961cm">
              <text:p text:style-name="P4"><text:s/><text:span text:style-name="T1">(HDMI-0)TR_device</text:span><text:span text:style-name="T3"> </text:span></text:p>
              <text:p text:style-name="P1"/>
              <text:p text:style-name="P1"/>
              <text:p text:style-name="P1"/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9" draw:layer="layout" svg:width="3.866cm" svg:height="2.264cm" svg:x="15.385cm" svg:y="4.294cm">
              <text:p text:style-name="P1"><text:s/>TR_monitor</text:p>
              <text:p text:style-name="P1"><text:span text:style-name="T2">tertia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3" draw:text-style-name="P7" draw:layer="layout" svg:width="6.278cm" svg:height="5.334cm" svg:x="21.154cm" svg:y="7.366cm">
            <text:p text:style-name="P4">FR_screen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draw:enhanced-geometry svg:viewBox="0 0 21600 21600" draw:type="rectangle" draw:enhanced-path="M 0 0 L 21600 0 21600 21600 0 21600 0 0 Z N"/>
          </draw:custom-shape>
          <draw:g>
            <draw:custom-shape draw:style-name="gr9" draw:text-style-name="P8" draw:layer="layout" svg:width="5.458cm" svg:height="3.886cm" svg:x="21.688cm" svg:y="8.382cm">
              <text:p text:style-name="P4"><text:span text:style-name="T1">(DVI-I-1)FR_device</text:span></text:p>
              <text:p text:style-name="P1"/>
              <text:p text:style-name="P1"/>
              <text:p text:style-name="P1"/>
              <text:p text:style-name="P1"><text:s/></text:p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3.914cm" svg:height="2.286cm" svg:x="22.222cm" svg:y="9.728cm">
              <text:p text:style-name="P1">FR_monitor</text:p>
              <text:p text:style-name="P1"><text:span text:style-name="T2">secondary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1" draw:text-style-name="P7" draw:layer="layout" svg:width="6.279cm" svg:height="5.334cm" svg:x="7.127cm" svg:y="1.778cm">
            <text:p text:style-name="P4"><text:s/>TL_screen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draw:enhanced-geometry svg:viewBox="0 0 21600 21600" draw:type="rectangle" draw:enhanced-path="M 0 0 L 21600 0 21600 21600 0 21600 0 0 Z N"/>
          </draw:custom-shape>
          <draw:g>
            <draw:custom-shape draw:style-name="gr9" draw:text-style-name="P8" draw:layer="layout" svg:width="5.458cm" svg:height="3.886cm" svg:x="7.662cm" svg:y="2.972cm">
              <text:p text:style-name="P4">(DP-1)TL_device</text:p>
              <text:p text:style-name="P1"/>
              <text:p text:style-name="P1"/>
              <text:p text:style-name="P1"/>
              <text:p text:style-name="P1"><text:s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9" draw:layer="layout" svg:width="3.915cm" svg:height="2.286cm" svg:x="8.704cm" svg:y="4.318cm">
              <text:p text:style-name="P1">TL_monitor</text:p>
              <text:p text:style-name="P1"><text:span text:style-name="T2">tertiary</text:span> 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1" draw:text-style-name="P7" draw:layer="layout" svg:width="6.279cm" svg:height="5.334cm" svg:x="7.127cm" svg:y="7.366cm">
            <text:p text:style-name="P4">CL_screen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8" draw:layer="layout" svg:width="5.458cm" svg:height="3.734cm" svg:x="7.613cm" svg:y="8.458cm">
              <text:p text:style-name="P4"><text:s/><text:span text:style-name="T1">(DVI-D-0)CL_device</text:span></text:p>
              <text:p text:style-name="P1"/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13" draw:text-style-name="P9" draw:layer="layout" svg:width="3.914cm" svg:height="2.197cm" svg:x="8.656cm" svg:y="9.678cm">
              <text:p text:style-name="P1"><text:s/>CL_monitor</text:p>
              <text:p text:style-name="P1"><text:span text:style-name="T2">primary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3" draw:text-style-name="P7" draw:layer="layout" svg:width="6.278cm" svg:height="5.334cm" svg:x="0.448cm" svg:y="7.366cm">
            <text:p text:style-name="P4">FL_screen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draw:enhanced-geometry svg:viewBox="0 0 21600 21600" draw:type="rectangle" draw:enhanced-path="M 0 0 L 21600 0 21600 21600 0 21600 0 0 Z N"/>
          </draw:custom-shape>
          <draw:g>
            <draw:custom-shape draw:style-name="gr9" draw:text-style-name="P8" draw:layer="layout" svg:width="5.458cm" svg:height="3.886cm" svg:x="1.001cm" svg:y="8.444cm">
              <text:p text:style-name="P4"><text:s/><text:span text:style-name="T1">(DVI-I-1)FL_device</text:span></text:p>
              <text:p text:style-name="P1"/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3.914cm" svg:height="2.286cm" svg:x="2.011cm" svg:y="9.714cm">
              <text:p text:style-name="P1"><text:s/>FL_monitor</text:p>
              <text:p text:style-name="P1"><text:span text:style-name="T2">secondary</text:span></text:p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7T12:42:49.024571856</meta:creation-date>
    <meta:editing-duration>PT2M27S</meta:editing-duration>
    <meta:editing-cycles>2</meta:editing-cycles>
    <meta:generator>LibreOffice/5.1.6.2$Linux_X86_64 LibreOffice_project/10m0$Build-2</meta:generator>
    <dc:date>2018-04-27T12:55:24.981895552</dc:date>
    <meta:document-statistic meta:object-count="56"/>
  </office:meta>
</office:document-meta>
</file>